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abledComponentRemover.DisabledComponentRemover( HashTree 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abledComponentRemover.subtract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isabledComponentRemover.proce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abledComponentRemover.addNode( Object node , HashTree sub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